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Helvetica,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Arial" fo:font-size="12pt" fo:letter-spacing="normal" fo:font-style="normal" fo:font-weight="normal"/>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om,</text:p>
      <text:p text:style-name="P2"> </text:p>
      <text:p text:style-name="P1">This will indeed be a great bridge to chapter 9 (and of course to chapters 18 and 19). Please feel free to position the material as you see fit.</text:p>
      <text:p text:style-name="P2"> </text:p>
      <text:p text:style-name="P1">It’s good that you relegated the interpretation of consumers producing the good to a footnote. While this is a welcome primitive to avoid the awkwardness of assuming negative consumption, it is yet subsidiary to our main LQ presentation. The beauty is that ‘negative consumption’ becomes shorthand for consumers producing the good, while all the subsequent algebra can be kept unchanged.</text:p>
      <text:p text:style-name="P2"> </text:p>
      <text:p text:style-name="P1">Instead of injecting any further writing of mine at this stage while you are reshaping chapter 3, I have entered some comments on the attached pages (that were extracted from you pdf file of chapter 3). It is mostly typos and some suggestions for streamlining but also one substantive issue about the Euler equation.</text:p>
      <text:p text:style-name="P2"> </text:p>
      <text:p text:style-name="P1">Also, I have marked in yellow the last footnote that I sent you yesterday Sunday. That footnote did not show up in Saturday’s diff file but only in the one-page diff file yesterday Sunday and hence, in case you missed that added footnote, I have marked it in yellow on the attached pages.</text:p>
      <text:p text:style-name="P2"> </text:p>
      <text:p text:style-name="P1">Finally, let me say something about the Blanchard-Yaari version of the incomplete-market Bewley model à la LQ.</text:p>
      <text:p text:style-name="P2"> </text:p>
      <text:p text:style-name="P1">If someone works on the solution of that model, I would recommend that we focus on an approximation of the equilibrium. Specifically, instead of seeking to characterize outcomes caused by agents who have attained the bliss point in consumption (which presumably would be them trying to safeguard an enduring stay at the bliss point by hoarding ‘surplus’ endowments in the bond market), we would instead first experiment with different parameter values of the bliss point (gamma) and death probability (phi) when tracing out a single cohort who is gradually vanishing and see if the cohort’s rate of vanishing is sufficiently fast so that the measure of agents hitting the bliss point is really small as a fraction of the cohort’s original size. Having found such configurations of gamma and phi, we could go ahead and solve for a general equilibrium of the Blanchard-Yaari version of our LQ Bewley model when simply ignoring agents who attain bliss points (because they are only a tiny fraction of the total population).</text:p>
      <text:p text:style-name="P2"> </text:p>
      <text:p text:style-name="P1">Hmm, this would seem to be rather doable by picking a large enough gamma and then quantitatively justify us ignoring agents reaching the bliss point because of them practically being nonexistent in our stationary equilibrium (because each cohort itself is vanishing at a sufficiently high speed).</text:p>
      <text:p text:style-name="P2"> </text:p>
      <text:p text:style-name="P1"><text:soft-page-break/>In any case, we might want to acknowledge this problem with infinite lifetimes coupled with a random walk in consumption not only at the end of section 3.5 but also earlier in section 3.4.4. However, the point would be to simply acknowledge this eventual outcome but without actually going down that “rabbit hole” of the analysis. (But in the case of our grand Bewley model it would be nice to actually “fill in” that rabbit hole with the Blanchard-Yaari version the model :-)</text:p>
      <text:p text:style-name="P2"> </text:p>
      <text:p text:style-name="P1">We are exploiting the beauty of quadratic preferences but also need to acknowledge/handle its drawback :-)</text:p>
      <text:p text:style-name="P2"> </text:p>
      <text:p text:style-name="P1">So please retain custody of chapter 3 and its whereabouts.</text:p>
      <text:p text:style-name="P2"> </text:p>
      <text:p text:style-name="P1">Thanks,</text:p>
      <text:p text:style-name="P1">La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Helvetica,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09:41:51.013247234</meta:creation-date>
    <dc:date>2023-12-05T09:42:34.293801260</dc:date>
    <meta:editing-duration>PT43S</meta:editing-duration>
    <meta:editing-cycles>1</meta:editing-cycles>
    <meta:document-statistic meta:table-count="0" meta:image-count="0" meta:object-count="0" meta:page-count="2" meta:paragraph-count="24" meta:word-count="540" meta:character-count="3232" meta:non-whitespace-character-count="2694"/>
    <meta:generator>LibreOffice/7.5.0.3$MacOSX_AARCH64 LibreOffice_project/c21113d003cd3efa8c53188764377a8272d9d6de</meta:generator>
  </office:meta>
</office:document-meta>
</file>